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 fo:min-height="1.136cm" fo:min-width="0.914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1.136cm" fo:min-width="0.9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32cm" fo:min-width="1.193cm"/>
    </style:style>
    <style:style style:name="gr5" style:family="graphic" style:parent-style-name="standard">
      <style:graphic-properties draw:textarea-horizontal-align="justify" draw:textarea-vertical-align="middle" draw:auto-grow-height="false" fo:min-height="0.304cm" fo:min-width="0.544cm"/>
    </style:style>
    <style:style style:name="gr6" style:family="graphic" style:parent-style-name="standard">
      <style:graphic-properties draw:textarea-horizontal-align="justify" draw:textarea-vertical-align="middle" draw:auto-grow-height="false" fo:min-height="0.446cm" fo:min-width="0.602cm"/>
    </style:style>
    <style:style style:name="gr7" style:family="graphic" style:parent-style-name="standard">
      <style:graphic-properties draw:textarea-horizontal-align="justify" draw:textarea-vertical-align="middle" draw:auto-grow-height="false" fo:min-height="0.797cm" fo:min-width="0.642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cm" svg:height="1.96cm" svg:x="5.596cm" svg:y="5.822cm">
          <text:p text:style-name="P1">Ca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2cm" svg:height="1.96cm" svg:x="6.261cm" svg:y="12.501cm">
          <text:p text:style-name="P1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cm" svg:height="1.96cm" svg:x="1.764cm" svg:y="12.633cm">
          <text:p text:style-name="P1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1.96cm" svg:x="9.964cm" svg:y="6.022cm">
          <text:p text:style-name="P1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999cm" svg:height="1.96cm" svg:x="3.087cm" svg:y="15.542cm">
          <text:p text:style-name="P1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765cm" svg:y1="5.294cm" svg:x2="5.889cm" svg:y2="6.109cm" draw:start-shape="id1" draw:start-glue-point="2" draw:end-shape="id2" draw:end-glue-point="5" svg:d="M3765 5294l2124 815" svg:viewBox="0 0 2125 816">
          <text:p/>
        </draw:connector>
        <draw:connector draw:style-name="gr3" draw:text-style-name="P3" draw:layer="layout" draw:type="line" svg:x1="7.596cm" svg:y1="6.802cm" svg:x2="9.964cm" svg:y2="7.002cm" draw:start-shape="id2" draw:start-glue-point="10" draw:end-shape="id3" draw:end-glue-point="6" svg:d="M7596 6802l2368 200" svg:viewBox="0 0 2369 201">
          <text:p/>
        </draw:connector>
        <draw:connector draw:style-name="gr3" draw:text-style-name="P3" draw:layer="layout" draw:type="line" svg:x1="7.303cm" svg:y1="7.495cm" svg:x2="7.113cm" svg:y2="9.176cm" draw:start-shape="id2" draw:start-glue-point="9" draw:end-shape="id4" draw:end-glue-point="5" svg:d="M7303 7495l-190 1681" svg:viewBox="0 0 191 1682">
          <text:p/>
        </draw:connector>
        <draw:connector draw:style-name="gr3" draw:text-style-name="P3" draw:layer="layout" draw:type="line" svg:x1="5.889cm" svg:y1="7.495cm" svg:x2="3.628cm" svg:y2="8.406cm" draw:start-shape="id2" draw:start-glue-point="7" draw:end-shape="id5" draw:end-glue-point="4" svg:d="M5889 7495l-2261 911" svg:viewBox="0 0 2262 912">
          <text:p/>
        </draw:connector>
        <draw:connector draw:style-name="gr3" draw:text-style-name="P3" draw:layer="layout" draw:type="line" svg:x1="3.628cm" svg:y1="10.069cm" svg:x2="2.764cm" svg:y2="12.633cm" draw:start-shape="id5" draw:start-glue-point="6" draw:end-shape="id6" draw:end-glue-point="4" svg:d="M3628 10069l-864 2564" svg:viewBox="0 0 865 2565">
          <text:p/>
        </draw:connector>
        <draw:connector draw:style-name="gr3" draw:text-style-name="P3" draw:layer="layout" draw:type="line" svg:x1="4.535cm" svg:y1="9.238cm" svg:x2="7.261cm" svg:y2="12.501cm" draw:start-shape="id5" draw:start-glue-point="7" draw:end-shape="id7" draw:end-glue-point="4" svg:d="M4535 9238l2726 3263" svg:viewBox="0 0 2727 3264">
          <text:p/>
        </draw:connector>
        <draw:connector draw:style-name="gr3" draw:text-style-name="P3" draw:layer="layout" draw:type="line" svg:x1="2.764cm" svg:y1="14.593cm" svg:x2="3.379cm" svg:y2="15.829cm" draw:start-shape="id6" draw:start-glue-point="8" draw:end-shape="id8" draw:end-glue-point="5" svg:d="M2764 14593l615 1236" svg:viewBox="0 0 616 1237">
          <text:p/>
        </draw:connector>
        <draw:custom-shape draw:style-name="gr4" draw:text-style-name="P1" xml:id="id1" draw:id="id1" draw:layer="layout" svg:width="1.693cm" svg:height="1.482cm" svg:x="2.919cm" svg:y="3.812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2.087cm" svg:height="1.661cm" svg:x="6.591cm" svg:y="8.3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9" draw:id="id9" draw:layer="layout" svg:width="1.966cm" svg:height="1.24cm" svg:x="8.215cm" svg:y="15.37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3" draw:layer="layout" draw:type="line" svg:x1="7.968cm" svg:y1="14.174cm" svg:x2="9.198cm" svg:y2="15.374cm" draw:start-shape="id7" draw:start-glue-point="9" draw:end-shape="id9" draw:end-glue-point="7" svg:d="M7968 14174l1230 1200" svg:viewBox="0 0 1231 1201">
          <text:p/>
        </draw:connector>
        <draw:custom-shape draw:style-name="gr7" draw:text-style-name="P1" xml:id="id5" draw:id="id5" draw:layer="layout" svg:width="1.814cm" svg:height="1.663cm" svg:x="2.721cm" svg:y="8.4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10" draw:id="id10" draw:layer="layout" svg:width="1.999cm" svg:height="1.96cm" svg:x="10.087cm" svg:y="12.543cm">
          <text:p text:style-name="P1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261cm" svg:y1="13.481cm" svg:x2="10.087cm" svg:y2="13.523cm" draw:start-shape="id7" draw:start-glue-point="10" draw:end-shape="id10" draw:end-glue-point="6" svg:d="M8261 13481l1826 42" svg:viewBox="0 0 1827 43">
          <text:p/>
        </draw:connector>
        <draw:custom-shape draw:style-name="gr1" draw:text-style-name="P2" xml:id="id11" draw:id="id11" draw:layer="layout" svg:width="2cm" svg:height="1.96cm" svg:x="19.596cm" svg:y="5.823cm">
          <text:p text:style-name="P1">Ca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5" draw:id="id15" draw:layer="layout" svg:width="2cm" svg:height="1.96cm" svg:x="20.261cm" svg:y="12.502cm">
          <text:p text:style-name="P1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cm" svg:height="1.96cm" svg:x="15.764cm" svg:y="12.634cm">
          <text:p text:style-name="P1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cm" svg:height="1.96cm" svg:x="23.964cm" svg:y="6.023cm">
          <text:p text:style-name="P1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999cm" svg:height="1.96cm" svg:x="17.087cm" svg:y="15.543cm">
          <text:p text:style-name="P1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1.596cm" svg:y1="6.803cm" svg:x2="23.964cm" svg:y2="7.003cm" draw:start-shape="id11" draw:start-glue-point="10" draw:end-shape="id12" draw:end-glue-point="6" svg:d="M21596 6803l2368 200" svg:viewBox="0 0 2369 201">
          <text:p/>
        </draw:connector>
        <draw:connector draw:style-name="gr3" draw:text-style-name="P3" draw:layer="layout" draw:type="line" svg:x1="16.764cm" svg:y1="14.594cm" svg:x2="17.379cm" svg:y2="15.83cm" draw:start-shape="id13" draw:start-glue-point="8" draw:end-shape="id14" draw:end-glue-point="5" svg:d="M16764 14594l615 1236" svg:viewBox="0 0 616 1237">
          <text:p/>
        </draw:connector>
        <draw:custom-shape draw:style-name="gr2" draw:text-style-name="P2" xml:id="id16" draw:id="id16" draw:layer="layout" svg:width="1.999cm" svg:height="1.96cm" svg:x="24.087cm" svg:y="12.544cm">
          <text:p text:style-name="P1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2.261cm" svg:y1="13.482cm" svg:x2="24.087cm" svg:y2="13.524cm" draw:start-shape="id15" draw:start-glue-point="10" draw:end-shape="id16" draw:end-glue-point="6" svg:d="M22261 13482l1826 42" svg:viewBox="0 0 1827 43">
          <text:p/>
        </draw:connector>
        <draw:connector draw:style-name="gr3" draw:text-style-name="P3" draw:layer="layout" draw:type="line" svg:x1="19.596cm" svg:y1="6.803cm" svg:x2="16.764cm" svg:y2="12.634cm" draw:start-shape="id11" draw:end-shape="id13" draw:end-glue-point="4" svg:d="M19596 6803l-2832 5831" svg:viewBox="0 0 2833 5832">
          <text:p/>
        </draw:connector>
        <draw:connector draw:style-name="gr3" draw:text-style-name="P3" draw:layer="layout" draw:type="line" svg:x1="20.596cm" svg:y1="7.783cm" svg:x2="21.261cm" svg:y2="12.502cm" draw:start-shape="id11" draw:start-glue-point="8" draw:end-shape="id15" draw:end-glue-point="4" svg:d="M20596 7783l665 4719" svg:viewBox="0 0 666 47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3-18T23:07:14.387507548</meta:creation-date>
    <dc:date>2018-03-18T23:17:00.679397433</dc:date>
    <dc:creator>volker </dc:creator>
    <meta:editing-duration>PT9M46S</meta:editing-duration>
    <meta:editing-cycles>1</meta:editing-cycles>
    <meta:document-statistic meta:object-count="30"/>
    <meta:generator>LibreOffice/5.2.7.2$Linux_X86_64 LibreOffice_project/20m0$Build-2</meta:generator>
  </office:meta>
</office:document-meta>
</file>